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office:value-type="string">
            <text:p>Removed set-union for set!</text:p>
          </table:table-cell>
          <table:table-cell office:value-type="string">
            <text:p>pass4/fixup-label</text:p>
            <text:p>+remove internal define</text:p>
          </table:table-cell>
          <table:table-cell office:value-type="string">
            <text:p>eliminate closure create</text:p>
          </table:table-cell>
          <table:table-cell office:value-type="string">
            <text:p>inlined car,cdr,cons</text:p>
          </table:table-cell>
          <table:table-cell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office:value-type="float" office:value="2.351">
            <text:p>2.35</text:p>
          </table:table-cell>
          <table:table-cell office:value-type="float" office:value="1.756">
            <text:p>1.76</text:p>
          </table:table-cell>
          <table:table-cell office:value-type="float" office:value="1.3">
            <text:p>1.3</text:p>
          </table:table-cell>
          <table:table-cell office:value-type="float" office:value="0.969">
            <text:p>0.97</text:p>
          </table:table-cell>
          <table:table-cell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2008/07/05</text:date>, <text:time>17:1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7-05T17:14:39</dc:date>
    <meta:editing-cycles>18</meta:editing-cycles>
    <meta:editing-duration>P1DT4H35M9S</meta:editing-duration>
    <meta:user-defined meta:name="Info 1"/>
    <meta:user-defined meta:name="Info 2"/>
    <meta:user-defined meta:name="Info 3"/>
    <meta:user-defined meta:name="Info 4"/>
    <meta:document-statistic meta:table-count="3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7cm" svg:y="0.147cm" chart:style-name="ch2">
          <text:p>psyntax.pp</text:p>
        </chart:title>
        <chart:legend chart:legend-position="end" svg:x="7.996cm" svg:y="3.035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>Removed set-union for set!</text:p>
              </table:table-cell>
              <table:table-cell office:value-type="string">
                <text:p>pass4/fixup-label
+remove internal define</text:p>
              </table:table-cell>
              <table:table-cell office:value-type="string">
                <text:p>eliminate closure create</text:p>
              </table:table-cell>
              <table:table-cell office:value-type="string">
                <text:p>inlined car,cdr,con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2.351">
                <text:p>2.351</text:p>
              </table:table-cell>
              <table:table-cell office:value-type="float" office:value="1.756">
                <text:p>1.756</text:p>
              </table:table-cell>
              <table:table-cell office:value-type="float" office:value="1.3">
                <text:p>1.3</text:p>
              </table:table-cell>
              <table:table-cell office:value-type="float" office:value="0.969">
                <text:p>0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